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3189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217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5.360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pip-100_items_NEO5-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14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4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number-columns-repeated="5" table:style-name="ce14" office:value-type="string" calcext:value-type="string">
            <text:p><text:s/>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]=&quot;x&quot;; [.K5];IF([.C5]=&quot;x&quot;;[.L5];IF([.D5]=&quot;x&quot;;[.M5];IF([.E5]=&quot;x&quot;;[.N5];IF([.F5]=&quot;x&quot;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]=&quot;x&quot;; [.K6];IF([.C6]=&quot;x&quot;;[.L6];IF([.D6]=&quot;x&quot;;[.M6];IF([.E6]=&quot;x&quot;;[.N6];IF([.F6]=&quot;x&quot;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]=&quot;x&quot;; [.K7];IF([.C7]=&quot;x&quot;;[.L7];IF([.D7]=&quot;x&quot;;[.M7];IF([.E7]=&quot;x&quot;;[.N7];IF([.F7]=&quot;x&quot;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]=&quot;x&quot;; [.K8];IF([.C8]=&quot;x&quot;;[.L8];IF([.D8]=&quot;x&quot;;[.M8];IF([.E8]=&quot;x&quot;;[.N8];IF([.F8]=&quot;x&quot;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]=&quot;x&quot;; [.K9];IF([.C9]=&quot;x&quot;;[.L9];IF([.D9]=&quot;x&quot;;[.M9];IF([.E9]=&quot;x&quot;;[.N9];IF([.F9]=&quot;x&quot;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]=&quot;x&quot;; [.K10];IF([.C10]=&quot;x&quot;;[.L10];IF([.D10]=&quot;x&quot;;[.M10];IF([.E10]=&quot;x&quot;;[.N10];IF([.F10]=&quot;x&quot;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]=&quot;x&quot;; [.K11];IF([.C11]=&quot;x&quot;;[.L11];IF([.D11]=&quot;x&quot;;[.M11];IF([.E11]=&quot;x&quot;;[.N11];IF([.F11]=&quot;x&quot;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]=&quot;x&quot;; [.K12];IF([.C12]=&quot;x&quot;;[.L12];IF([.D12]=&quot;x&quot;;[.M12];IF([.E12]=&quot;x&quot;;[.N12];IF([.F12]=&quot;x&quot;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]=&quot;x&quot;; [.K13];IF([.C13]=&quot;x&quot;;[.L13];IF([.D13]=&quot;x&quot;;[.M13];IF([.E13]=&quot;x&quot;;[.N13];IF([.F13]=&quot;x&quot;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]=&quot;x&quot;; [.K14];IF([.C14]=&quot;x&quot;;[.L14];IF([.D14]=&quot;x&quot;;[.M14];IF([.E14]=&quot;x&quot;;[.N14];IF([.F14]=&quot;x&quot;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]=&quot;x&quot;; [.K15];IF([.C15]=&quot;x&quot;;[.L15];IF([.D15]=&quot;x&quot;;[.M15];IF([.E15]=&quot;x&quot;;[.N15];IF([.F15]=&quot;x&quot;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]=&quot;x&quot;; [.K16];IF([.C16]=&quot;x&quot;;[.L16];IF([.D16]=&quot;x&quot;;[.M16];IF([.E16]=&quot;x&quot;;[.N16];IF([.F16]=&quot;x&quot;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]=&quot;x&quot;; [.K17];IF([.C17]=&quot;x&quot;;[.L17];IF([.D17]=&quot;x&quot;;[.M17];IF([.E17]=&quot;x&quot;;[.N17];IF([.F17]=&quot;x&quot;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]=&quot;x&quot;; [.K18];IF([.C18]=&quot;x&quot;;[.L18];IF([.D18]=&quot;x&quot;;[.M18];IF([.E18]=&quot;x&quot;;[.N18];IF([.F18]=&quot;x&quot;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]=&quot;x&quot;; [.K19];IF([.C19]=&quot;x&quot;;[.L19];IF([.D19]=&quot;x&quot;;[.M19];IF([.E19]=&quot;x&quot;;[.N19];IF([.F19]=&quot;x&quot;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]=&quot;x&quot;; [.K20];IF([.C20]=&quot;x&quot;;[.L20];IF([.D20]=&quot;x&quot;;[.M20];IF([.E20]=&quot;x&quot;;[.N20];IF([.F20]=&quot;x&quot;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]=&quot;x&quot;; [.K21];IF([.C21]=&quot;x&quot;;[.L21];IF([.D21]=&quot;x&quot;;[.M21];IF([.E21]=&quot;x&quot;;[.N21];IF([.F21]=&quot;x&quot;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]=&quot;x&quot;; [.K22];IF([.C22]=&quot;x&quot;;[.L22];IF([.D22]=&quot;x&quot;;[.M22];IF([.E22]=&quot;x&quot;;[.N22];IF([.F22]=&quot;x&quot;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]=&quot;x&quot;; [.K23];IF([.C23]=&quot;x&quot;;[.L23];IF([.D23]=&quot;x&quot;;[.M23];IF([.E23]=&quot;x&quot;;[.N23];IF([.F23]=&quot;x&quot;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]=&quot;x&quot;; [.K24];IF([.C24]=&quot;x&quot;;[.L24];IF([.D24]=&quot;x&quot;;[.M24];IF([.E24]=&quot;x&quot;;[.N24];IF([.F24]=&quot;x&quot;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]=&quot;x&quot;; [.K25];IF([.C25]=&quot;x&quot;;[.L25];IF([.D25]=&quot;x&quot;;[.M25];IF([.E25]=&quot;x&quot;;[.N25];IF([.F25]=&quot;x&quot;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]=&quot;x&quot;; [.K26];IF([.C26]=&quot;x&quot;;[.L26];IF([.D26]=&quot;x&quot;;[.M26];IF([.E26]=&quot;x&quot;;[.N26];IF([.F26]=&quot;x&quot;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]=&quot;x&quot;; [.K27];IF([.C27]=&quot;x&quot;;[.L27];IF([.D27]=&quot;x&quot;;[.M27];IF([.E27]=&quot;x&quot;;[.N27];IF([.F27]=&quot;x&quot;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]=&quot;x&quot;; [.K28];IF([.C28]=&quot;x&quot;;[.L28];IF([.D28]=&quot;x&quot;;[.M28];IF([.E28]=&quot;x&quot;;[.N28];IF([.F28]=&quot;x&quot;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]=&quot;x&quot;; [.K29];IF([.C29]=&quot;x&quot;;[.L29];IF([.D29]=&quot;x&quot;;[.M29];IF([.E29]=&quot;x&quot;;[.N29];IF([.F29]=&quot;x&quot;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]=&quot;x&quot;; [.K30];IF([.C30]=&quot;x&quot;;[.L30];IF([.D30]=&quot;x&quot;;[.M30];IF([.E30]=&quot;x&quot;;[.N30];IF([.F30]=&quot;x&quot;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1]=&quot;x&quot;; [.K31];IF([.C31]=&quot;x&quot;;[.L31];IF([.D31]=&quot;x&quot;;[.M31];IF([.E31]=&quot;x&quot;;[.N31];IF([.F31]=&quot;x&quot;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2]=&quot;x&quot;; [.K32];IF([.C32]=&quot;x&quot;;[.L32];IF([.D32]=&quot;x&quot;;[.M32];IF([.E32]=&quot;x&quot;;[.N32];IF([.F32]=&quot;x&quot;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3]=&quot;x&quot;; [.K33];IF([.C33]=&quot;x&quot;;[.L33];IF([.D33]=&quot;x&quot;;[.M33];IF([.E33]=&quot;x&quot;;[.N33];IF([.F33]=&quot;x&quot;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4]=&quot;x&quot;; [.K34];IF([.C34]=&quot;x&quot;;[.L34];IF([.D34]=&quot;x&quot;;[.M34];IF([.E34]=&quot;x&quot;;[.N34];IF([.F34]=&quot;x&quot;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5]=&quot;x&quot;; [.K35];IF([.C35]=&quot;x&quot;;[.L35];IF([.D35]=&quot;x&quot;;[.M35];IF([.E35]=&quot;x&quot;;[.N35];IF([.F35]=&quot;x&quot;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6]=&quot;x&quot;; [.K36];IF([.C36]=&quot;x&quot;;[.L36];IF([.D36]=&quot;x&quot;;[.M36];IF([.E36]=&quot;x&quot;;[.N36];IF([.F36]=&quot;x&quot;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7]=&quot;x&quot;; [.K37];IF([.C37]=&quot;x&quot;;[.L37];IF([.D37]=&quot;x&quot;;[.M37];IF([.E37]=&quot;x&quot;;[.N37];IF([.F37]=&quot;x&quot;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8]=&quot;x&quot;; [.K38];IF([.C38]=&quot;x&quot;;[.L38];IF([.D38]=&quot;x&quot;;[.M38];IF([.E38]=&quot;x&quot;;[.N38];IF([.F38]=&quot;x&quot;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9]=&quot;x&quot;; [.K39];IF([.C39]=&quot;x&quot;;[.L39];IF([.D39]=&quot;x&quot;;[.M39];IF([.E39]=&quot;x&quot;;[.N39];IF([.F39]=&quot;x&quot;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0]=&quot;x&quot;; [.K40];IF([.C40]=&quot;x&quot;;[.L40];IF([.D40]=&quot;x&quot;;[.M40];IF([.E40]=&quot;x&quot;;[.N40];IF([.F40]=&quot;x&quot;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1]=&quot;x&quot;; [.K41];IF([.C41]=&quot;x&quot;;[.L41];IF([.D41]=&quot;x&quot;;[.M41];IF([.E41]=&quot;x&quot;;[.N41];IF([.F41]=&quot;x&quot;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2]=&quot;x&quot;; [.K42];IF([.C42]=&quot;x&quot;;[.L42];IF([.D42]=&quot;x&quot;;[.M42];IF([.E42]=&quot;x&quot;;[.N42];IF([.F42]=&quot;x&quot;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3]=&quot;x&quot;; [.K43];IF([.C43]=&quot;x&quot;;[.L43];IF([.D43]=&quot;x&quot;;[.M43];IF([.E43]=&quot;x&quot;;[.N43];IF([.F43]=&quot;x&quot;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4]=&quot;x&quot;; [.K44];IF([.C44]=&quot;x&quot;;[.L44];IF([.D44]=&quot;x&quot;;[.M44];IF([.E44]=&quot;x&quot;;[.N44];IF([.F44]=&quot;x&quot;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5]=&quot;x&quot;; [.K45];IF([.C45]=&quot;x&quot;;[.L45];IF([.D45]=&quot;x&quot;;[.M45];IF([.E45]=&quot;x&quot;;[.N45];IF([.F45]=&quot;x&quot;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6]=&quot;x&quot;; [.K46];IF([.C46]=&quot;x&quot;;[.L46];IF([.D46]=&quot;x&quot;;[.M46];IF([.E46]=&quot;x&quot;;[.N46];IF([.F46]=&quot;x&quot;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7]=&quot;x&quot;; [.K47];IF([.C47]=&quot;x&quot;;[.L47];IF([.D47]=&quot;x&quot;;[.M47];IF([.E47]=&quot;x&quot;;[.N47];IF([.F47]=&quot;x&quot;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8]=&quot;x&quot;; [.K48];IF([.C48]=&quot;x&quot;;[.L48];IF([.D48]=&quot;x&quot;;[.M48];IF([.E48]=&quot;x&quot;;[.N48];IF([.F48]=&quot;x&quot;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9]=&quot;x&quot;; [.K49];IF([.C49]=&quot;x&quot;;[.L49];IF([.D49]=&quot;x&quot;;[.M49];IF([.E49]=&quot;x&quot;;[.N49];IF([.F49]=&quot;x&quot;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0]=&quot;x&quot;; [.K50];IF([.C50]=&quot;x&quot;;[.L50];IF([.D50]=&quot;x&quot;;[.M50];IF([.E50]=&quot;x&quot;;[.N50];IF([.F50]=&quot;x&quot;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1]=&quot;x&quot;; [.K51];IF([.C51]=&quot;x&quot;;[.L51];IF([.D51]=&quot;x&quot;;[.M51];IF([.E51]=&quot;x&quot;;[.N51];IF([.F51]=&quot;x&quot;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2]=&quot;x&quot;; [.K52];IF([.C52]=&quot;x&quot;;[.L52];IF([.D52]=&quot;x&quot;;[.M52];IF([.E52]=&quot;x&quot;;[.N52];IF([.F52]=&quot;x&quot;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3]=&quot;x&quot;; [.K53];IF([.C53]=&quot;x&quot;;[.L53];IF([.D53]=&quot;x&quot;;[.M53];IF([.E53]=&quot;x&quot;;[.N53];IF([.F53]=&quot;x&quot;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4]=&quot;x&quot;; [.K54];IF([.C54]=&quot;x&quot;;[.L54];IF([.D54]=&quot;x&quot;;[.M54];IF([.E54]=&quot;x&quot;;[.N54];IF([.F54]=&quot;x&quot;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5]=&quot;x&quot;; [.K55];IF([.C55]=&quot;x&quot;;[.L55];IF([.D55]=&quot;x&quot;;[.M55];IF([.E55]=&quot;x&quot;;[.N55];IF([.F55]=&quot;x&quot;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6]=&quot;x&quot;; [.K56];IF([.C56]=&quot;x&quot;;[.L56];IF([.D56]=&quot;x&quot;;[.M56];IF([.E56]=&quot;x&quot;;[.N56];IF([.F56]=&quot;x&quot;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7]=&quot;x&quot;; [.K57];IF([.C57]=&quot;x&quot;;[.L57];IF([.D57]=&quot;x&quot;;[.M57];IF([.E57]=&quot;x&quot;;[.N57];IF([.F57]=&quot;x&quot;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8]=&quot;x&quot;; [.K58];IF([.C58]=&quot;x&quot;;[.L58];IF([.D58]=&quot;x&quot;;[.M58];IF([.E58]=&quot;x&quot;;[.N58];IF([.F58]=&quot;x&quot;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9]=&quot;x&quot;; [.K59];IF([.C59]=&quot;x&quot;;[.L59];IF([.D59]=&quot;x&quot;;[.M59];IF([.E59]=&quot;x&quot;;[.N59];IF([.F59]=&quot;x&quot;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0]=&quot;x&quot;; [.K60];IF([.C60]=&quot;x&quot;;[.L60];IF([.D60]=&quot;x&quot;;[.M60];IF([.E60]=&quot;x&quot;;[.N60];IF([.F60]=&quot;x&quot;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1]=&quot;x&quot;; [.K61];IF([.C61]=&quot;x&quot;;[.L61];IF([.D61]=&quot;x&quot;;[.M61];IF([.E61]=&quot;x&quot;;[.N61];IF([.F61]=&quot;x&quot;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2]=&quot;x&quot;; [.K62];IF([.C62]=&quot;x&quot;;[.L62];IF([.D62]=&quot;x&quot;;[.M62];IF([.E62]=&quot;x&quot;;[.N62];IF([.F62]=&quot;x&quot;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3]=&quot;x&quot;; [.K63];IF([.C63]=&quot;x&quot;;[.L63];IF([.D63]=&quot;x&quot;;[.M63];IF([.E63]=&quot;x&quot;;[.N63];IF([.F63]=&quot;x&quot;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4]=&quot;x&quot;; [.K64];IF([.C64]=&quot;x&quot;;[.L64];IF([.D64]=&quot;x&quot;;[.M64];IF([.E64]=&quot;x&quot;;[.N64];IF([.F64]=&quot;x&quot;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5]=&quot;x&quot;; [.K65];IF([.C65]=&quot;x&quot;;[.L65];IF([.D65]=&quot;x&quot;;[.M65];IF([.E65]=&quot;x&quot;;[.N65];IF([.F65]=&quot;x&quot;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6]=&quot;x&quot;; [.K66];IF([.C66]=&quot;x&quot;;[.L66];IF([.D66]=&quot;x&quot;;[.M66];IF([.E66]=&quot;x&quot;;[.N66];IF([.F66]=&quot;x&quot;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7]=&quot;x&quot;; [.K67];IF([.C67]=&quot;x&quot;;[.L67];IF([.D67]=&quot;x&quot;;[.M67];IF([.E67]=&quot;x&quot;;[.N67];IF([.F67]=&quot;x&quot;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8]=&quot;x&quot;; [.K68];IF([.C68]=&quot;x&quot;;[.L68];IF([.D68]=&quot;x&quot;;[.M68];IF([.E68]=&quot;x&quot;;[.N68];IF([.F68]=&quot;x&quot;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9]=&quot;x&quot;; [.K69];IF([.C69]=&quot;x&quot;;[.L69];IF([.D69]=&quot;x&quot;;[.M69];IF([.E69]=&quot;x&quot;;[.N69];IF([.F69]=&quot;x&quot;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0]=&quot;x&quot;; [.K70];IF([.C70]=&quot;x&quot;;[.L70];IF([.D70]=&quot;x&quot;;[.M70];IF([.E70]=&quot;x&quot;;[.N70];IF([.F70]=&quot;x&quot;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1]=&quot;x&quot;; [.K71];IF([.C71]=&quot;x&quot;;[.L71];IF([.D71]=&quot;x&quot;;[.M71];IF([.E71]=&quot;x&quot;;[.N71];IF([.F71]=&quot;x&quot;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2]=&quot;x&quot;; [.K72];IF([.C72]=&quot;x&quot;;[.L72];IF([.D72]=&quot;x&quot;;[.M72];IF([.E72]=&quot;x&quot;;[.N72];IF([.F72]=&quot;x&quot;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3]=&quot;x&quot;; [.K73];IF([.C73]=&quot;x&quot;;[.L73];IF([.D73]=&quot;x&quot;;[.M73];IF([.E73]=&quot;x&quot;;[.N73];IF([.F73]=&quot;x&quot;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4]=&quot;x&quot;; [.K74];IF([.C74]=&quot;x&quot;;[.L74];IF([.D74]=&quot;x&quot;;[.M74];IF([.E74]=&quot;x&quot;;[.N74];IF([.F74]=&quot;x&quot;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5]=&quot;x&quot;; [.K75];IF([.C75]=&quot;x&quot;;[.L75];IF([.D75]=&quot;x&quot;;[.M75];IF([.E75]=&quot;x&quot;;[.N75];IF([.F75]=&quot;x&quot;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6]=&quot;x&quot;; [.K76];IF([.C76]=&quot;x&quot;;[.L76];IF([.D76]=&quot;x&quot;;[.M76];IF([.E76]=&quot;x&quot;;[.N76];IF([.F76]=&quot;x&quot;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7]=&quot;x&quot;; [.K77];IF([.C77]=&quot;x&quot;;[.L77];IF([.D77]=&quot;x&quot;;[.M77];IF([.E77]=&quot;x&quot;;[.N77];IF([.F77]=&quot;x&quot;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8]=&quot;x&quot;; [.K78];IF([.C78]=&quot;x&quot;;[.L78];IF([.D78]=&quot;x&quot;;[.M78];IF([.E78]=&quot;x&quot;;[.N78];IF([.F78]=&quot;x&quot;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9]=&quot;x&quot;; [.K79];IF([.C79]=&quot;x&quot;;[.L79];IF([.D79]=&quot;x&quot;;[.M79];IF([.E79]=&quot;x&quot;;[.N79];IF([.F79]=&quot;x&quot;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0]=&quot;x&quot;; [.K80];IF([.C80]=&quot;x&quot;;[.L80];IF([.D80]=&quot;x&quot;;[.M80];IF([.E80]=&quot;x&quot;;[.N80];IF([.F80]=&quot;x&quot;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1]=&quot;x&quot;; [.K81];IF([.C81]=&quot;x&quot;;[.L81];IF([.D81]=&quot;x&quot;;[.M81];IF([.E81]=&quot;x&quot;;[.N81];IF([.F81]=&quot;x&quot;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2]=&quot;x&quot;; [.K82];IF([.C82]=&quot;x&quot;;[.L82];IF([.D82]=&quot;x&quot;;[.M82];IF([.E82]=&quot;x&quot;;[.N82];IF([.F82]=&quot;x&quot;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3]=&quot;x&quot;; [.K83];IF([.C83]=&quot;x&quot;;[.L83];IF([.D83]=&quot;x&quot;;[.M83];IF([.E83]=&quot;x&quot;;[.N83];IF([.F83]=&quot;x&quot;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4]=&quot;x&quot;; [.K84];IF([.C84]=&quot;x&quot;;[.L84];IF([.D84]=&quot;x&quot;;[.M84];IF([.E84]=&quot;x&quot;;[.N84];IF([.F84]=&quot;x&quot;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5]=&quot;x&quot;; [.K85];IF([.C85]=&quot;x&quot;;[.L85];IF([.D85]=&quot;x&quot;;[.M85];IF([.E85]=&quot;x&quot;;[.N85];IF([.F85]=&quot;x&quot;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6]=&quot;x&quot;; [.K86];IF([.C86]=&quot;x&quot;;[.L86];IF([.D86]=&quot;x&quot;;[.M86];IF([.E86]=&quot;x&quot;;[.N86];IF([.F86]=&quot;x&quot;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7]=&quot;x&quot;; [.K87];IF([.C87]=&quot;x&quot;;[.L87];IF([.D87]=&quot;x&quot;;[.M87];IF([.E87]=&quot;x&quot;;[.N87];IF([.F87]=&quot;x&quot;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8]=&quot;x&quot;; [.K88];IF([.C88]=&quot;x&quot;;[.L88];IF([.D88]=&quot;x&quot;;[.M88];IF([.E88]=&quot;x&quot;;[.N88];IF([.F88]=&quot;x&quot;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9]=&quot;x&quot;; [.K89];IF([.C89]=&quot;x&quot;;[.L89];IF([.D89]=&quot;x&quot;;[.M89];IF([.E89]=&quot;x&quot;;[.N89];IF([.F89]=&quot;x&quot;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0]=&quot;x&quot;; [.K90];IF([.C90]=&quot;x&quot;;[.L90];IF([.D90]=&quot;x&quot;;[.M90];IF([.E90]=&quot;x&quot;;[.N90];IF([.F90]=&quot;x&quot;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1]=&quot;x&quot;; [.K91];IF([.C91]=&quot;x&quot;;[.L91];IF([.D91]=&quot;x&quot;;[.M91];IF([.E91]=&quot;x&quot;;[.N91];IF([.F91]=&quot;x&quot;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2]=&quot;x&quot;; [.K92];IF([.C92]=&quot;x&quot;;[.L92];IF([.D92]=&quot;x&quot;;[.M92];IF([.E92]=&quot;x&quot;;[.N92];IF([.F92]=&quot;x&quot;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3]=&quot;x&quot;; [.K93];IF([.C93]=&quot;x&quot;;[.L93];IF([.D93]=&quot;x&quot;;[.M93];IF([.E93]=&quot;x&quot;;[.N93];IF([.F93]=&quot;x&quot;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4]=&quot;x&quot;; [.K94];IF([.C94]=&quot;x&quot;;[.L94];IF([.D94]=&quot;x&quot;;[.M94];IF([.E94]=&quot;x&quot;;[.N94];IF([.F94]=&quot;x&quot;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5]=&quot;x&quot;; [.K95];IF([.C95]=&quot;x&quot;;[.L95];IF([.D95]=&quot;x&quot;;[.M95];IF([.E95]=&quot;x&quot;;[.N95];IF([.F95]=&quot;x&quot;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6]=&quot;x&quot;; [.K96];IF([.C96]=&quot;x&quot;;[.L96];IF([.D96]=&quot;x&quot;;[.M96];IF([.E96]=&quot;x&quot;;[.N96];IF([.F96]=&quot;x&quot;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7]=&quot;x&quot;; [.K97];IF([.C97]=&quot;x&quot;;[.L97];IF([.D97]=&quot;x&quot;;[.M97];IF([.E97]=&quot;x&quot;;[.N97];IF([.F97]=&quot;x&quot;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8]=&quot;x&quot;; [.K98];IF([.C98]=&quot;x&quot;;[.L98];IF([.D98]=&quot;x&quot;;[.M98];IF([.E98]=&quot;x&quot;;[.N98];IF([.F98]=&quot;x&quot;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9]=&quot;x&quot;; [.K99];IF([.C99]=&quot;x&quot;;[.L99];IF([.D99]=&quot;x&quot;;[.M99];IF([.E99]=&quot;x&quot;;[.N99];IF([.F99]=&quot;x&quot;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0]=&quot;x&quot;; [.K100];IF([.C100]=&quot;x&quot;;[.L100];IF([.D100]=&quot;x&quot;;[.M100];IF([.E100]=&quot;x&quot;;[.N100];IF([.F100]=&quot;x&quot;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1]=&quot;x&quot;; [.K101];IF([.C101]=&quot;x&quot;;[.L101];IF([.D101]=&quot;x&quot;;[.M101];IF([.E101]=&quot;x&quot;;[.N101];IF([.F101]=&quot;x&quot;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2]=&quot;x&quot;; [.K102];IF([.C102]=&quot;x&quot;;[.L102];IF([.D102]=&quot;x&quot;;[.M102];IF([.E102]=&quot;x&quot;;[.N102];IF([.F102]=&quot;x&quot;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3]=&quot;x&quot;; [.K103];IF([.C103]=&quot;x&quot;;[.L103];IF([.D103]=&quot;x&quot;;[.M103];IF([.E103]=&quot;x&quot;;[.N103];IF([.F103]=&quot;x&quot;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4]=&quot;x&quot;; [.K104];IF([.C104]=&quot;x&quot;;[.L104];IF([.D104]=&quot;x&quot;;[.M104];IF([.E104]=&quot;x&quot;;[.N104];IF([.F104]=&quot;x&quot;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table:style-name="ce14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table:style-name="ce14" office:value-type="string" calcext:value-type="string">
            <text:p>-------</text:p>
          </table:table-cell>
          <table:table-cell table:style-name="ce14" office:value-type="string" calcext:value-type="string">
            <text:p>-----</text:p>
          </table:table-cell>
          <table:table-cell table:number-columns-repeated="4" office:value-type="string" calcext:value-type="string">
            <text:p>-----</text:p>
          </table:table-cell>
          <table:table-cell table:number-columns-repeated="2" table:style-name="ce8" office:value-type="string" calcext:value-type="string">
            <text:p>-----</text:p>
          </table:table-cell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office:value-type="string" calcext:value-type="string">
            <text:p><text:span text:style-name="T1">Items from the TedoneItemAssignmentTable spreadsheet downloaded from</text:span> the page <text:span text:style-name="T2">at https://ipip.ori.org/ItemAssignmentTable.htm</text:span> on May 23, 2020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3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2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1]+[.P15]+[.P36]+[.P38]+[.P52]+[.P61]+[.P67]+[.P68]+[.P69]+[.P70]+[.P72]+[.P74]+[.P75]+[.P77]+[.P80]+[.P83]+[.P88]+[.P98]+[.P99])" office:value-type="float" office:value="0" calcext:value-type="float">
            <text:p>0</text:p>
          </table:table-cell>
          <table:table-cell table:style-name="ce14" table:formula="of:=ORG.LIBREOFFICE.RAWSUBTRACT( [.B113];20)" office:value-type="float" office:value="-20" calcext:value-type="float">
            <text:p>-20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6]+[.P16]+[.P17]+[.P21]+[.P23]+[.P26]+[.P29]+[.P33]+[.P35]+[.P44]+[.P45]+[.P53]+[.P56]+[.P60]+[.P81]+[.P87]+[.P94]+[.P95]+[.P104])" office:value-type="float" office:value="0" calcext:value-type="float">
            <text:p>0</text:p>
          </table:table-cell>
          <table:table-cell table:style-name="ce14" table:formula="of:=ORG.LIBREOFFICE.RAWSUBTRACT( [.B114];20)" office:value-type="float" office:value="-20" calcext:value-type="float">
            <text:p>-20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10]+[.P20]+[.P25]+[.P27]+[.P28]+[.P41]+[.P42]+[.P46]+[.P57]+[.P58]+[.P59]+[.P66]+[.P71]+[.P73]+[.P76]+[.P78]+[.P82]+[.P84]+[.P93]+[.P97])" office:value-type="float" office:value="0" calcext:value-type="float">
            <text:p>0</text:p>
          </table:table-cell>
          <table:table-cell table:style-name="ce14" table:formula="of:=ORG.LIBREOFFICE.RAWSUBTRACT( [.B115];20)" office:value-type="float" office:value="-20" calcext:value-type="float">
            <text:p>-20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2]+[.P19]+[.P22]+[.P24]+[.P30]+[.P31]+[.P32]+[.P37]+[.P47]+[.P49]+[.P50]+[.P62]+[.P63]+[.P64]+[.P85]+[.P91]+[.P96]+[.P100]+[.P102])" office:value-type="float" office:value="0" calcext:value-type="float">
            <text:p>0</text:p>
          </table:table-cell>
          <table:table-cell table:style-name="ce14" table:formula="of:=ORG.LIBREOFFICE.RAWSUBTRACT( [.B116];20)" office:value-type="float" office:value="-20" calcext:value-type="float">
            <text:p>-20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4]+[.P18]+[.P34]+[.P39]+[.P40]+[.P43]+[.P48]+[.P51]+[.P54]+[.P55]+[.P65]+[.P79]+[.P86]+[.P89]+[.P90]+[.P92]+[.P101]+[.P103])" office:value-type="float" office:value="0" calcext:value-type="float">
            <text:p>0</text:p>
          </table:table-cell>
          <table:table-cell table:style-name="ce14" table:formula="of:=ORG.LIBREOFFICE.RAWSUBTRACT( [.B117];20)" office:value-type="float" office:value="-20" calcext:value-type="float">
            <text:p>-20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1048457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7:27:13.737629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5T18:13:49.325876727</dc:date>
    <meta:editing-duration>PT2H8M59S</meta:editing-duration>
    <meta:editing-cycles>17</meta:editing-cycles>
    <meta:document-statistic meta:table-count="1" meta:cell-count="1168" meta:object-count="0"/>
  </office:meta>
</office:document-meta>
</file>